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ImplicitObjects.getJsp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ImplicitObjects.setJspWriter( JspWriter the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ImplicitObjects.getPag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ImplicitObjects.setPageContext( PageContext thePag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